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500000369D25DAF0450F48B36.png" manifest:media-type="image/png"/>
  <manifest:file-entry manifest:full-path="Pictures/1000020100000283000002F8ABE629EC66D9416C.png" manifest:media-type="image/png"/>
  <manifest:file-entry manifest:full-path="Pictures/10000201000002820000030B76F7BD00AFB35B85.png" manifest:media-type="image/png"/>
  <manifest:file-entry manifest:full-path="Pictures/1000020100000245000002EC049BC2EB6454D9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parisenphotos.com/NT/emailJOB/CV_Mai_2017_W.php?etn=Doranco" office:target-frame-name="_blank" xlink:show="new"><draw:frame draw:style-name="fr1" draw:name="DORANCO" text:anchor-type="paragraph" svg:x="-0.982cm" svg:y="-0.298cm" svg:width="19.165cm" svg:height="22.65cm" draw:z-index="0"><draw:image xlink:href="Pictures/1000020100000283000002F8ABE629EC66D9416C.png" xlink:type="simple" xlink:show="embed" xlink:actuate="onLoad"/></draw:frame></draw:a></text:p>
      <text:p text:style-name="P1"><draw:a xlink:type="simple" xlink:href="http://www.parisenphotos.com/NT/emailJOB/CV_Mai_2017_W.php?etn=Doranco" office:target-frame-name="_blank" xlink:show="new"><draw:frame draw:style-name="fr1" draw:name="DORANCO_1" text:anchor-type="paragraph" svg:x="-0.228cm" svg:y="2.683cm" svg:width="17cm" svg:height="20.629cm" draw:z-index="2"><draw:image xlink:href="Pictures/10000201000002820000030B76F7BD00AFB35B85.png" xlink:type="simple" xlink:show="embed" xlink:actuate="onLoad"/></draw:frame></draw:a></text:p>
      <text:p text:style-name="P1"><draw:a xlink:type="simple" xlink:href="http://www.parisenphotos.com/NT/emailJOB/CV_Mai_2017_W.php?etn=Doranco" office:target-frame-name="_blank" xlink:show="new"><draw:frame draw:style-name="fr1" draw:name="DORANCO_2" text:anchor-type="paragraph" svg:x="0.053cm" svg:y="0.067cm" svg:width="17cm" svg:height="25.543cm" draw:z-index="1"><draw:image xlink:href="Pictures/100002010000024500000369D25DAF0450F48B36.png" xlink:type="simple" xlink:show="embed" xlink:actuate="onLoad"/></draw:frame></draw:a></text:p>
      <text:p text:style-name="P1"><draw:a xlink:type="simple" xlink:href="http://www.parisenphotos.com/NT/emailJOB/CV_Mai_2017_W.php?etn=Doranco" office:target-frame-name="_blank" xlink:show="new"><draw:frame draw:style-name="fr2" draw:name="DORANCO_3" text:anchor-type="paragraph" svg:width="17cm" svg:height="21.886cm" draw:z-index="3"><draw:image xlink:href="Pictures/1000020100000245000002EC049BC2EB6454D975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8:36:26.102000000</meta:creation-date>
    <dc:date>2017-05-24T20:43:46.003000000</dc:date>
    <meta:editing-duration>PT1H57M9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5.1.4.2$Windows_x86 LibreOffice_project/f99d75f39f1c57ebdd7ffc5f42867c12031db97a</meta:generator>
  </office:meta>
</office:document-meta>
</file>